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01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0.6563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Arial1" fo:font-size="7pt" fo:font-weight="bold" style:font-size-asian="7pt" style:font-weight-asian="bold" style:font-name-complex="Arial1" style:font-size-complex="7pt" style:font-weight-complex="bold"/>
    </style:style>
    <style:style style:name="ce2" style:family="table-cell" style:parent-style-name="Default">
      <style:text-properties style:font-name="Arial1" fo:font-size="8pt" style:font-size-asian="8pt" style:font-name-complex="Arial1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table:number-columns-spanned="1" table:number-rows-spanned="2">
            <text:p>Entidad Federativa</text:p>
          </table:table-cell>
          <table:table-cell table:style-name="ce1" office:value-type="string" table:number-columns-spanned="5" table:number-rows-spanned="1">
            <text:p>TOTAL DE ACTAS Y VERIFICACIONES DOCUMENTALES</text:p>
          </table:table-cell>
          <table:covered-table-cell table:number-columns-repeated="2" table:style-name="Default"/>
          <table:covered-table-cell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Default" office:value-type="float" office:value="2009">
            <text:p>2009</text:p>
          </table:table-cell>
          <table:table-cell table:style-name="Default" office:value-type="float" office:value="2010">
            <text:p>2010</text:p>
          </table:table-cell>
          <table:table-cell table:style-name="Default"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table:number-columns-repeated="1018"/>
        </table:table-row>
        <table:table-row table:style-name="ro1">
          <table:table-cell office:value-type="string">
            <text:p>Aguascalientes</text:p>
          </table:table-cell>
          <table:table-cell table:number-columns-repeated="2" office:value-type="string">
            <text:p>41!</text:p>
          </table:table-cell>
          <table:table-cell office:value-type="string">
            <text:p>62 !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table:number-columns-repeated="1018"/>
        </table:table-row>
        <table:table-row table:style-name="ro1">
          <table:table-cell office:value-type="string">
            <text:p>Baja California</text:p>
          </table:table-cell>
          <table:table-cell table:style-name="Default" office:value-type="float" office:value="1911">
            <text:p>1911</text:p>
          </table:table-cell>
          <table:table-cell office:value-type="string">
            <text:p>422!</text:p>
          </table:table-cell>
          <table:table-cell office:value-type="string">
            <text:p>426 j</text:p>
          </table:table-cell>
          <table:table-cell office:value-type="float" office:value="623">
            <text:p>623</text:p>
          </table:table-cell>
          <table:table-cell office:value-type="float" office:value="1169">
            <text:p>1169</text:p>
          </table:table-cell>
          <table:table-cell table:number-columns-repeated="1018"/>
        </table:table-row>
        <table:table-row table:style-name="ro1">
          <table:table-cell office:value-type="string">
            <text:p>Baja California Sur</text:p>
          </table:table-cell>
          <table:table-cell office:value-type="string">
            <text:p>328!</text:p>
          </table:table-cell>
          <table:table-cell office:value-type="string">
            <text:p>229!</text:p>
          </table:table-cell>
          <table:table-cell office:value-type="string">
            <text:p>553!</text:p>
          </table:table-cell>
          <table:table-cell office:value-type="float" office:value="175">
            <text:p>175</text:p>
          </table:table-cell>
          <table:table-cell office:value-type="float" office:value="1933">
            <text:p>1933</text:p>
          </table:table-cell>
          <table:table-cell table:number-columns-repeated="1018"/>
        </table:table-row>
        <table:table-row table:style-name="ro1">
          <table:table-cell office:value-type="string">
            <text:p>Campeche</text:p>
          </table:table-cell>
          <table:table-cell office:value-type="string">
            <text:p>548 !</text:p>
          </table:table-cell>
          <table:table-cell office:value-type="string">
            <text:p>620!</text:p>
          </table:table-cell>
          <table:table-cell office:value-type="string">
            <text:p>519;</text:p>
          </table:table-cell>
          <table:table-cell office:value-type="float" office:value="553">
            <text:p>553</text:p>
          </table:table-cell>
          <table:table-cell office:value-type="float" office:value="652">
            <text:p>652</text:p>
          </table:table-cell>
          <table:table-cell table:number-columns-repeated="1018"/>
        </table:table-row>
        <table:table-row table:style-name="ro1">
          <table:table-cell office:value-type="string">
            <text:p>Chiapas</text:p>
          </table:table-cell>
          <table:table-cell office:value-type="string">
            <text:p>83 i</text:p>
          </table:table-cell>
          <table:table-cell office:value-type="string">
            <text:p>79 !</text:p>
          </table:table-cell>
          <table:table-cell office:value-type="string">
            <text:p>255 !</text:p>
          </table:table-cell>
          <table:table-cell office:value-type="float" office:value="542">
            <text:p>542</text:p>
          </table:table-cell>
          <table:table-cell office:value-type="float" office:value="1412">
            <text:p>1412</text:p>
          </table:table-cell>
          <table:table-cell table:number-columns-repeated="1018"/>
        </table:table-row>
        <table:table-row table:style-name="ro1">
          <table:table-cell office:value-type="string">
            <text:p>Chihuahua</text:p>
          </table:table-cell>
          <table:table-cell office:value-type="string">
            <text:p>................521.....</text:p>
          </table:table-cell>
          <table:table-cell table:style-name="Default" office:value-type="float" office:value="661">
            <text:p>661</text:p>
          </table:table-cell>
          <table:table-cell office:value-type="string">
            <text:p>153!</text:p>
          </table:table-cell>
          <table:table-cell office:value-type="float" office:value="179">
            <text:p>179</text:p>
          </table:table-cell>
          <table:table-cell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office:value-type="string">
            <text:p>Coahuila</text:p>
          </table:table-cell>
          <table:table-cell table:style-name="Default" office:value-type="float" office:value="331">
            <text:p>331</text:p>
          </table:table-cell>
          <table:table-cell office:value-type="string">
            <text:p>38!</text:p>
          </table:table-cell>
          <table:table-cell office:value-type="string">
            <text:p>- !</text:p>
          </table:table-cell>
          <table:table-cell office:value-type="float" office:value="227">
            <text:p>227</text:p>
          </table:table-cell>
          <table:table-cell office:value-type="float" office:value="126">
            <text:p>126</text:p>
          </table:table-cell>
          <table:table-cell table:number-columns-repeated="1018"/>
        </table:table-row>
        <table:table-row table:style-name="ro1">
          <table:table-cell office:value-type="string">
            <text:p>Colima</text:p>
          </table:table-cell>
          <table:table-cell table:style-name="Default" office:value-type="float" office:value="1081">
            <text:p>1081</text:p>
          </table:table-cell>
          <table:table-cell office:value-type="string">
            <text:p>99 i</text:p>
          </table:table-cell>
          <table:table-cell office:value-type="string">
            <text:p>132!</text:p>
          </table:table-cell>
          <table:table-cell office:value-type="float" office:value="122">
            <text:p>122</text:p>
          </table:table-cell>
          <table:table-cell office:value-type="float" office:value="263">
            <text:p>263</text:p>
          </table:table-cell>
          <table:table-cell table:number-columns-repeated="1018"/>
        </table:table-row>
        <table:table-row table:style-name="ro1">
          <table:table-cell office:value-type="string">
            <text:p>Distrito Federal</text:p>
          </table:table-cell>
          <table:table-cell table:style-name="Default" office:value-type="float" office:value="2301">
            <text:p>2301</text:p>
          </table:table-cell>
          <table:table-cell office:value-type="string">
            <text:p>289!</text:p>
          </table:table-cell>
          <table:table-cell office:value-type="string">
            <text:p>301!</text:p>
          </table:table-cell>
          <table:table-cell office:value-type="float" office:value="492">
            <text:p>492</text:p>
          </table:table-cell>
          <table:table-cell office:value-type="float" office:value="385">
            <text:p>385</text:p>
          </table:table-cell>
          <table:table-cell table:number-columns-repeated="1018"/>
        </table:table-row>
        <table:table-row table:style-name="ro1">
          <table:table-cell office:value-type="string">
            <text:p>Durango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571">
            <text:p>571</text:p>
          </table:table-cell>
          <table:table-cell office:value-type="string">
            <text:p>62!</text:p>
          </table:table-cell>
          <table:table-cell office:value-type="float" office:value="193">
            <text:p>193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 office:value-type="string">
            <text:p>Estado de México</text:p>
          </table:table-cell>
          <table:table-cell table:style-name="Default" office:value-type="float" office:value="1791">
            <text:p>1791</text:p>
          </table:table-cell>
          <table:table-cell office:value-type="string">
            <text:p>121j</text:p>
          </table:table-cell>
          <table:table-cell office:value-type="string">
            <text:p>141!</text:p>
          </table:table-cell>
          <table:table-cell office:value-type="float" office:value="193">
            <text:p>193</text:p>
          </table:table-cell>
          <table:table-cell office:value-type="float" office:value="281">
            <text:p>281</text:p>
          </table:table-cell>
          <table:table-cell table:number-columns-repeated="1018"/>
        </table:table-row>
        <table:table-row table:style-name="ro1">
          <table:table-cell office:value-type="string">
            <text:p>Guanajuato</text:p>
          </table:table-cell>
          <table:table-cell office:value-type="string">
            <text:p>51;</text:p>
          </table:table-cell>
          <table:table-cell table:style-name="Default" office:value-type="float" office:value="941">
            <text:p>941</text:p>
          </table:table-cell>
          <table:table-cell office:value-type="string">
            <text:p>74;</text:p>
          </table:table-cell>
          <table:table-cell office:value-type="float" office:value="177">
            <text:p>177</text:p>
          </table:table-cell>
          <table:table-cell office:value-type="float" office:value="285">
            <text:p>285</text:p>
          </table:table-cell>
          <table:table-cell table:number-columns-repeated="1018"/>
        </table:table-row>
        <table:table-row table:style-name="ro1">
          <table:table-cell office:value-type="string">
            <text:p>Guerrero</text:p>
          </table:table-cell>
          <table:table-cell table:style-name="Default" office:value-type="float" office:value="1051">
            <text:p>1051</text:p>
          </table:table-cell>
          <table:table-cell office:value-type="string">
            <text:p>135!</text:p>
          </table:table-cell>
          <table:table-cell office:value-type="string">
            <text:p>232;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table:number-columns-repeated="1018"/>
        </table:table-row>
        <table:table-row table:style-name="ro1">
          <table:table-cell office:value-type="string">
            <text:p>Hidalgo</text:p>
          </table:table-cell>
          <table:table-cell office:value-type="string">
            <text:p>112;</text:p>
          </table:table-cell>
          <table:table-cell office:value-type="string">
            <text:p>130!</text:p>
          </table:table-cell>
          <table:table-cell office:value-type="string">
            <text:p>184;</text:p>
          </table:table-cell>
          <table:table-cell office:value-type="float" office:value="341">
            <text:p>341</text:p>
          </table:table-cell>
          <table:table-cell office:value-type="float" office:value="323">
            <text:p>323</text:p>
          </table:table-cell>
          <table:table-cell table:number-columns-repeated="1018"/>
        </table:table-row>
        <table:table-row table:style-name="ro1">
          <table:table-cell office:value-type="string">
            <text:p>Jalisco</text:p>
          </table:table-cell>
          <table:table-cell office:value-type="string">
            <text:p>420 í</text:p>
          </table:table-cell>
          <table:table-cell office:value-type="string">
            <text:p>383!</text:p>
          </table:table-cell>
          <table:table-cell office:value-type="string">
            <text:p>627;</text:p>
          </table:table-cell>
          <table:table-cell office:value-type="float" office:value="417">
            <text:p>417</text:p>
          </table:table-cell>
          <table:table-cell office:value-type="float" office:value="1102">
            <text:p>1102</text:p>
          </table:table-cell>
          <table:table-cell table:number-columns-repeated="1018"/>
        </table:table-row>
        <table:table-row table:style-name="ro1">
          <table:table-cell office:value-type="string">
            <text:p>Michoacán</text:p>
          </table:table-cell>
          <table:table-cell office:value-type="string">
            <text:p>141!</text:p>
          </table:table-cell>
          <table:table-cell office:value-type="string">
            <text:p>135!</text:p>
          </table:table-cell>
          <table:table-cell office:value-type="string">
            <text:p>356!</text:p>
          </table:table-cell>
          <table:table-cell office:value-type="float" office:value="1701">
            <text:p>1701</text:p>
          </table:table-cell>
          <table:table-cell office:value-type="float" office:value="770">
            <text:p>770</text:p>
          </table:table-cell>
          <table:table-cell table:number-columns-repeated="1018"/>
        </table:table-row>
        <table:table-row table:style-name="ro1">
          <table:table-cell office:value-type="string">
            <text:p>Morelos</text:p>
          </table:table-cell>
          <table:table-cell office:value-type="string">
            <text:p>57 í</text:p>
          </table:table-cell>
          <table:table-cell office:value-type="string">
            <text:p>193!</text:p>
          </table:table-cell>
          <table:table-cell office:value-type="string">
            <text:p>28!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 office:value-type="string">
            <text:p>Nayarit</text:p>
          </table:table-cell>
          <table:table-cell office:value-type="string">
            <text:p>289!</text:p>
          </table:table-cell>
          <table:table-cell office:value-type="string">
            <text:p>191!</text:p>
          </table:table-cell>
          <table:table-cell office:value-type="string">
            <text:p>358;</text:p>
          </table:table-cell>
          <table:table-cell office:value-type="float" office:value="2088">
            <text:p>2088</text:p>
          </table:table-cell>
          <table:table-cell office:value-type="float" office:value="1857">
            <text:p>1857</text:p>
          </table:table-cell>
          <table:table-cell table:number-columns-repeated="1018"/>
        </table:table-row>
        <table:table-row table:style-name="ro1">
          <table:table-cell office:value-type="string">
            <text:p>Nuevo León</text:p>
          </table:table-cell>
          <table:table-cell table:style-name="Default" office:value-type="float" office:value="191">
            <text:p>191</text:p>
          </table:table-cell>
          <table:table-cell office:value-type="string">
            <text:p>40!</text:p>
          </table:table-cell>
          <table:table-cell office:value-type="string">
            <text:p>45!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1018"/>
        </table:table-row>
        <table:table-row table:style-name="ro1">
          <table:table-cell office:value-type="string">
            <text:p>Oaxaca</text:p>
          </table:table-cell>
          <table:table-cell office:value-type="string">
            <text:p>126;</text:p>
          </table:table-cell>
          <table:table-cell office:value-type="string">
            <text:p>566!</text:p>
          </table:table-cell>
          <table:table-cell office:value-type="string">
            <text:p>455!</text:p>
          </table:table-cell>
          <table:table-cell office:value-type="float" office:value="696">
            <text:p>696</text:p>
          </table:table-cell>
          <table:table-cell office:value-type="float" office:value="556">
            <text:p>556</text:p>
          </table:table-cell>
          <table:table-cell table:number-columns-repeated="1018"/>
        </table:table-row>
        <table:table-row table:style-name="ro1">
          <table:table-cell office:value-type="string">
            <text:p>Puebla</text:p>
          </table:table-cell>
          <table:table-cell office:value-type="string">
            <text:p>40!</text:p>
          </table:table-cell>
          <table:table-cell office:value-type="string">
            <text:p>60!</text:p>
          </table:table-cell>
          <table:table-cell office:value-type="string">
            <text:p>87!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table:number-columns-repeated="1018"/>
        </table:table-row>
        <table:table-row table:style-name="ro1">
          <table:table-cell office:value-type="string">
            <text:p>Querétaro</text:p>
          </table:table-cell>
          <table:table-cell office:value-type="string">
            <text:p>94!</text:p>
          </table:table-cell>
          <table:table-cell office:value-type="string">
            <text:p>61!</text:p>
          </table:table-cell>
          <table:table-cell office:value-type="string">
            <text:p>38!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Quintana Roo</text:p>
          </table:table-cell>
          <table:table-cell office:value-type="string">
            <text:p>165!</text:p>
          </table:table-cell>
          <table:table-cell office:value-type="string">
            <text:p>179!</text:p>
          </table:table-cell>
          <table:table-cell office:value-type="string">
            <text:p>163!</text:p>
          </table:table-cell>
          <table:table-cell office:value-type="float" office:value="401">
            <text:p>401</text:p>
          </table:table-cell>
          <table:table-cell office:value-type="float" office:value="563">
            <text:p>563</text:p>
          </table:table-cell>
          <table:table-cell table:number-columns-repeated="1018"/>
        </table:table-row>
        <table:table-row table:style-name="ro1">
          <table:table-cell office:value-type="string">
            <text:p>San Luis Potosí</text:p>
          </table:table-cell>
          <table:table-cell office:value-type="string">
            <text:p>58!</text:p>
          </table:table-cell>
          <table:table-cell office:value-type="string">
            <text:p>46!</text:p>
          </table:table-cell>
          <table:table-cell office:value-type="string">
            <text:p>53!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string">
            <text:p>Sinaloa</text:p>
          </table:table-cell>
          <table:table-cell office:value-type="string">
            <text:p>359!</text:p>
          </table:table-cell>
          <table:table-cell office:value-type="string">
            <text:p>631!</text:p>
          </table:table-cell>
          <table:table-cell office:value-type="string">
            <text:p>1,063!</text:p>
          </table:table-cell>
          <table:table-cell office:value-type="float" office:value="3313">
            <text:p>3313</text:p>
          </table:table-cell>
          <table:table-cell office:value-type="float" office:value="2009">
            <text:p>2009</text:p>
          </table:table-cell>
          <table:table-cell table:number-columns-repeated="1018"/>
        </table:table-row>
        <table:table-row table:style-name="ro1">
          <table:table-cell office:value-type="string">
            <text:p>Sonora</text:p>
          </table:table-cell>
          <table:table-cell office:value-type="string">
            <text:p>296!</text:p>
          </table:table-cell>
          <table:table-cell office:value-type="string">
            <text:p>299!</text:p>
          </table:table-cell>
          <table:table-cell office:value-type="string">
            <text:p>469!</text:p>
          </table:table-cell>
          <table:table-cell office:value-type="float" office:value="643">
            <text:p>643</text:p>
          </table:table-cell>
          <table:table-cell office:value-type="float" office:value="631">
            <text:p>631</text:p>
          </table:table-cell>
          <table:table-cell table:number-columns-repeated="1018"/>
        </table:table-row>
        <table:table-row table:style-name="ro1">
          <table:table-cell office:value-type="string">
            <text:p>Tabasco</text:p>
          </table:table-cell>
          <table:table-cell office:value-type="string">
            <text:p>196!</text:p>
          </table:table-cell>
          <table:table-cell office:value-type="string">
            <text:p>94 j</text:p>
          </table:table-cell>
          <table:table-cell office:value-type="string">
            <text:p>150!</text:p>
          </table:table-cell>
          <table:table-cell office:value-type="float" office:value="349">
            <text:p>349</text:p>
          </table:table-cell>
          <table:table-cell office:value-type="float" office:value="439">
            <text:p>439</text:p>
          </table:table-cell>
          <table:table-cell table:number-columns-repeated="1018"/>
        </table:table-row>
        <table:table-row table:style-name="ro1">
          <table:table-cell office:value-type="string">
            <text:p>Tamaulipas</text:p>
          </table:table-cell>
          <table:table-cell office:value-type="string">
            <text:p>279!</text:p>
          </table:table-cell>
          <table:table-cell office:value-type="string">
            <text:p>84!</text:p>
          </table:table-cell>
          <table:table-cell office:value-type="string">
            <text:p>150!</text:p>
          </table:table-cell>
          <table:table-cell office:value-type="float" office:value="654">
            <text:p>654</text:p>
          </table:table-cell>
          <table:table-cell office:value-type="float" office:value="1089">
            <text:p>1089</text:p>
          </table:table-cell>
          <table:table-cell table:number-columns-repeated="1018"/>
        </table:table-row>
        <table:table-row table:style-name="ro1">
          <table:table-cell office:value-type="string">
            <text:p>Tlaxcala</text:p>
          </table:table-cell>
          <table:table-cell office:value-type="string">
            <text:p>88 ¡</text:p>
          </table:table-cell>
          <table:table-cell office:value-type="string">
            <text:p>150!</text:p>
          </table:table-cell>
          <table:table-cell office:value-type="string">
            <text:p>103;</text:p>
          </table:table-cell>
          <table:table-cell office:value-type="float" office:value="72">
            <text:p>72</text:p>
          </table:table-cell>
          <table:table-cell office:value-type="float" office:value="149">
            <text:p>149</text:p>
          </table:table-cell>
          <table:table-cell table:number-columns-repeated="1018"/>
        </table:table-row>
        <table:table-row table:style-name="ro1">
          <table:table-cell office:value-type="string">
            <text:p>Veracruz</text:p>
          </table:table-cell>
          <table:table-cell office:value-type="string">
            <text:p>739!</text:p>
          </table:table-cell>
          <table:table-cell office:value-type="string">
            <text:p>1,032;</text:p>
          </table:table-cell>
          <table:table-cell office:value-type="string">
            <text:p>1,360|</text:p>
          </table:table-cell>
          <table:table-cell office:value-type="float" office:value="1427">
            <text:p>1427</text:p>
          </table:table-cell>
          <table:table-cell office:value-type="float" office:value="1558">
            <text:p>1558</text:p>
          </table:table-cell>
          <table:table-cell table:number-columns-repeated="1018"/>
        </table:table-row>
        <table:table-row table:style-name="ro1">
          <table:table-cell office:value-type="string">
            <text:p>Yucatán</text:p>
          </table:table-cell>
          <table:table-cell office:value-type="string">
            <text:p>659!</text:p>
          </table:table-cell>
          <table:table-cell office:value-type="string">
            <text:p>230!</text:p>
          </table:table-cell>
          <table:table-cell office:value-type="string">
            <text:p>616;</text:p>
          </table:table-cell>
          <table:table-cell office:value-type="float" office:value="616">
            <text:p>616</text:p>
          </table:table-cell>
          <table:table-cell office:value-type="float" office:value="1138">
            <text:p>1138</text:p>
          </table:table-cell>
          <table:table-cell table:number-columns-repeated="1018"/>
        </table:table-row>
        <table:table-row table:style-name="ro1">
          <table:table-cell office:value-type="string">
            <text:p>Zacatecas</text:p>
          </table:table-cell>
          <table:table-cell office:value-type="string">
            <text:p>26 i</text:p>
          </table:table-cell>
          <table:table-cell office:value-type="string">
            <text:p>31!</text:p>
          </table:table-cell>
          <table:table-cell office:value-type="string">
            <text:p>28!</text:p>
          </table:table-cell>
          <table:table-cell office:value-type="float" office:value="147">
            <text:p>147</text:p>
          </table:table-cell>
          <table:table-cell office:value-type="float" office:value="136">
            <text:p>136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13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9" meta:object-count="0"/>
    <meta:generator>OpenOffice/4.1.1$Unix OpenOffice.org_project/411m6$Build-9775</meta:generator>
  </office:meta>
</office:document-meta>
</file>